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24.41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ce12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A2</text:p>
          </table:table-cell>
          <table:table-cell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4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4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4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4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4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4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4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4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4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7" office:value-type="string">
            <text:p>RE0</text:p>
          </table:table-cell>
          <table:table-cell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1</text:p>
          </table:table-cell>
          <table:table-cell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3" office:value-type="string">
            <text:p>RE2</text:p>
          </table:table-cell>
          <table:table-cell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2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4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17" office:value-type="string">
            <text:p>CH6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ce12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table:number-columns-spanned="2" table:number-rows-spanned="1">
            <text:p>Config Byte</text:p>
          </table:table-cell>
          <table:covered-table-cell/>
          <table:table-cell/>
        </table:table-row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1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11 (dec)</text:p>
          </table:table-cell>
        </table:table-row>
        <table:table-row table:style-name="ro1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1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1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2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1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2 (dec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2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1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3 (dec)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</table:table>
      <table:database-ranges>
        <table:database-range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15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47M5S</meta:editing-duration>
    <meta:editing-cycles>39</meta:editing-cycles>
    <meta:generator>LibreOffice/3.3$Win32 LibreOffice_project/330m19$Build-301</meta:generator>
    <dc:date>2012-05-31T15:12:52.86</dc:date>
    <meta:document-statistic meta:table-count="2" meta:cell-count="292" meta:object-count="0"/>
    <meta:user-defined meta:name="Info 1"/>
    <meta:user-defined meta:name="Info 2"/>
    <meta:user-defined meta:name="Info 3"/>
    <meta:user-defined meta:name="Info 4"/>
  </office:meta>
</office:document-meta>
</file>